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9000000941CCE990A.png" manifest:media-type="image/png"/>
  <manifest:file-entry manifest:full-path="Pictures/100000000000094000000780D0B4863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5cm" fo:min-width="0cm"/>
    </style:style>
    <style:style style:name="gr3" style:family="graphic" style:parent-style-name="standard">
      <style:graphic-properties svg:stroke-width="0.2cm" svg:stroke-color="#b2b2b2" draw:marker-start-width="0.5cm" draw:marker-end-width="0.5cm" draw:fill="solid" draw:fill-color="#ffffff" draw:opacity="0%" draw:textarea-horizontal-align="justify" draw:textarea-vertical-align="middle" draw:auto-grow-height="false" fo:min-height="1.25cm" fo:min-width="3.7cm" fo:padding-top="0.225cm" fo:padding-bottom="0.225cm" fo:padding-left="0.35cm" fo:padding-right="0.35cm" draw:shadow-opacity="0%"/>
    </style:style>
    <style:style style:name="gr4" style:family="graphic" style:parent-style-name="standard">
      <style:graphic-properties svg:stroke-width="0.2cm" svg:stroke-color="#0066ff" draw:marker-start-width="0.5cm" draw:marker-end-width="0.5cm" draw:fill="solid" draw:fill-color="#ffffff" draw:opacity="0%" draw:textarea-horizontal-align="justify" draw:textarea-vertical-align="middle" draw:auto-grow-height="false" fo:min-height="1.05cm" fo:min-width="3.5cm" fo:padding-top="0.225cm" fo:padding-bottom="0.225cm" fo:padding-left="0.35cm" fo:padding-right="0.35cm" draw:shadow-opacity="0%"/>
    </style:style>
    <style:style style:name="gr5" style:family="graphic" style:parent-style-name="standard">
      <style:graphic-properties svg:stroke-width="0.2cm" svg:stroke-color="#b2b2b2" draw:marker-start-width="0.5cm" draw:marker-end-width="0.5cm" draw:fill="solid" draw:fill-color="#ffffff" draw:opacity="0%" draw:textarea-horizontal-align="justify" draw:textarea-vertical-align="middle" draw:auto-grow-height="false" fo:min-height="1.05cm" fo:min-width="3.5cm" fo:padding-top="0.225cm" fo:padding-bottom="0.225cm" fo:padding-left="0.35cm" fo:padding-right="0.35cm" draw:shadow-opacity="0%"/>
    </style:style>
    <style:style style:name="gr6" style:family="graphic" style:parent-style-name="standard">
      <style:graphic-properties svg:stroke-width="0.2cm" svg:stroke-color="#7e0021" draw:marker-start-width="0.5cm" draw:marker-end-width="0.5cm" draw:fill="solid" draw:fill-color="#ffffff" draw:opacity="0%" draw:textarea-horizontal-align="justify" draw:textarea-vertical-align="middle" draw:auto-grow-height="false" fo:min-height="1.05cm" fo:min-width="3.5cm" fo:padding-top="0.225cm" fo:padding-bottom="0.225cm" fo:padding-left="0.35cm" fo:padding-right="0.35cm" draw:shadow-opacity="0%"/>
    </style:style>
    <style:style style:name="gr7" style:family="graphic" style:parent-style-name="standard">
      <style:graphic-properties svg:stroke-width="0.2cm" svg:stroke-color="#00cc00" draw:marker-start-width="0.5cm" draw:marker-end-width="0.5cm" draw:fill="solid" draw:fill-color="#ffffff" draw:opacity="0%" draw:textarea-horizontal-align="justify" draw:textarea-vertical-align="middle" draw:auto-grow-height="false" fo:min-height="1.05cm" fo:min-width="3.5cm" fo:padding-top="0.225cm" fo:padding-bottom="0.225cm" fo:padding-left="0.35cm" fo:padding-right="0.35cm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029cm" svg:height="19.472cm" svg:x="0.911cm" svg:y="1.1cm">
          <draw:image xlink:href="Pictures/100000000000094000000780D0B48635.png" xlink:type="simple" xlink:show="embed" xlink:actuate="onLoad">
            <text:p/>
          </draw:image>
        </draw:frame>
        <draw:custom-shape draw:style-name="gr2" draw:text-style-name="P2" draw:layer="layout" svg:width="0.5cm" svg:height="0.3cm" svg:x="7.087cm" svg:y="6.985cm">
          <text:p text:style-name="P1"><text:span text:style-name="T1">C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3cm" svg:x="7.1cm" svg:y="8.8cm">
          <text:p text:style-name="P1"><text:span text:style-name="T1">C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3cm" svg:x="7.1cm" svg:y="10.6cm">
          <text:p text:style-name="P1"><text:span text:style-name="T1">C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3cm" svg:x="7.1cm" svg:y="12.4cm">
          <text:p text:style-name="P1"><text:span text:style-name="T1">C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3cm" svg:x="12.8cm" svg:y="7cm">
          <text:p text:style-name="P1"><text:span text:style-name="T1">C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3cm" svg:x="12.8cm" svg:y="8.8cm">
          <text:p text:style-name="P1"><text:span text:style-name="T1">C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3cm" svg:x="12.8cm" svg:y="10.6cm">
          <text:p text:style-name="P1"><text:span text:style-name="T1">C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3cm" svg:x="12.8cm" svg:y="12.4cm">
          <text:p text:style-name="P1"><text:span text:style-name="T1">C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3cm" svg:x="18.5cm" svg:y="8.8cm">
          <text:p text:style-name="P1"><text:span text:style-name="T1">C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3cm" svg:x="18.4cm" svg:y="10.6cm">
          <text:p text:style-name="P1"><text:span text:style-name="T1">C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3cm" svg:x="18.5cm" svg:y="7cm">
          <text:p text:style-name="P1"><text:span text:style-name="T1">C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3cm" svg:x="23.9cm" svg:y="7cm">
          <text:p text:style-name="P1"><text:span text:style-name="T1">C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cm" svg:height="1.5cm" svg:x="3.8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2cm" svg:height="1.5cm" svg:x="3.8cm" svg:y="7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2cm" svg:height="1.5cm" svg:x="9.5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2cm" svg:height="1.5cm" svg:x="15.1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2cm" svg:height="1.5cm" svg:x="9.5cm" svg:y="7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2cm" svg:height="1.5cm" svg:x="15.1cm" svg:y="7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2cm" svg:height="1.5cm" svg:x="3.8cm" svg:y="9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2cm" svg:height="1.5cm" svg:x="9.5cm" svg:y="9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2cm" svg:height="1.5cm" svg:x="15.1cm" svg:y="9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2cm" svg:height="1.5cm" svg:x="9.5cm" svg:y="11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2cm" svg:height="1.5cm" svg:x="3.8cm" svg:y="11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2cm" svg:height="1.5cm" svg:x="20.8cm" svg:y="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4cm" svg:height="4.2cm" svg:x="18.9cm" svg:y="11.3cm">
          <draw:image xlink:href="Pictures/10000201000000D9000000941CCE990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10T22:27:22.117263534</dc:date>
    <meta:editing-duration>PT14M28S</meta:editing-duration>
    <meta:editing-cycles>1</meta:editing-cycles>
    <meta:document-statistic meta:object-count="26"/>
    <meta:generator>LibreOffice/4.3.5.2.0$Linux_X86_64 LibreOffice_project/430$Build-2</meta:generator>
  </office:meta>
</office:document-meta>
</file>